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A3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ext_20_body">
      <style:paragraph-properties fo:keep-with-next="always"/>
    </style:style>
    <style:style style:name="P3" style:family="paragraph" style:parent-style-name="Table_20_Heading">
      <style:paragraph-properties style:snap-to-layout-grid="false"/>
    </style:style>
    <style:style style:name="P4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5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6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P7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534f5"/>
    </style:style>
    <style:style style:name="P8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20838"/>
    </style:style>
    <style:style style:name="P9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5f5e6"/>
    </style:style>
    <style:style style:name="P10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758ca"/>
    </style:style>
    <style:style style:name="P11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01758ca"/>
    </style:style>
    <style:style style:name="P12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13" style:family="paragraph" style:parent-style-name="Heading_20_3">
      <style:paragraph-properties>
        <style:tab-stops>
          <style:tab-stop style:position="0cm"/>
        </style:tab-stops>
      </style:paragraph-properties>
      <style:text-properties officeooo:paragraph-rsid="0015f5e6"/>
    </style:style>
    <style:style style:name="P14" style:family="paragraph" style:parent-style-name="Heading_20_3">
      <style:paragraph-properties>
        <style:tab-stops>
          <style:tab-stop style:position="0cm"/>
        </style:tab-stops>
      </style:paragraph-properties>
      <style:text-properties officeooo:paragraph-rsid="001758ca"/>
    </style:style>
    <style:style style:name="P15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P16" style:family="paragraph" style:parent-style-name="Table_20_Contents">
      <style:paragraph-properties style:snap-to-layout-grid="false"/>
      <style:text-properties officeooo:paragraph-rsid="0015f5e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ee65"/>
    </style:style>
    <style:style style:name="T3" style:family="text">
      <style:text-properties style:text-underline-style="none"/>
    </style:style>
    <style:style style:name="T4" style:family="text">
      <style:text-properties officeooo:rsid="0015f5e6"/>
    </style:style>
    <style:style style:name="T5" style:family="text">
      <style:text-properties officeooo:rsid="001758ca"/>
    </style:style>
    <style:style style:name="T6" style:family="text">
      <style:text-properties officeooo:rsid="0018ee65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5" text:outline-level="2"><text:file-name text:display="name">UC03.02.04 - Concluir Matrícula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3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3">Autor</text:p>
          </table:table-cell>
          <table:table-cell table:style-name="Tabela1.C2" office:value-type="string">
            <text:p text:style-name="P3">Descrição</text:p>
          </table:table-cell>
        </table:table-row>
        <table:table-row table:style-name="Tabela1.1">
          <table:table-cell table:style-name="Tabela1.A3" office:value-type="date" office:date-value="2011-04-10">
            <text:p text:style-name="P16"><text:span text:style-name="T4">10/04/11</text:span>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12" text:outline-level="3">Pré-condições</text:h>
      <text:list xml:id="list158377581" text:style-name="WW8Num5">
        <text:list-item>
          <text:p text:style-name="P6">Usuário autenticado com permissão de uso;</text:p>
        </text:list-item>
        <text:list-item>
          <text:p text:style-name="P6">Usuário clicou na opção <text:span text:style-name="T4">Concluir</text:span> Matrícula no caso de uso base;</text:p>
        </text:list-item>
      </text:list>
      <text:h text:style-name="P12" text:outline-level="3">Atores</text:h>
      <text:p text:style-name="Text_20_body">Secretária Acadêmica (primário)</text:p>
      <text:p text:style-name="Text_20_body">Coordenador</text:p>
      <text:h text:style-name="P12" text:outline-level="3">Fluxo Principal</text:h>
      <text:list xml:id="list1894487973" text:continue-list="list158377581" text:style-name="WW8Num5">
        <text:list-item text:start-value="1">
          <text:p text:style-name="P7">Incluir “Selecionar Matrícula de Aluno”;</text:p>
        </text:list-item>
        <text:list-item>
          <text:p text:style-name="P6">Sistema exibe:</text:p>
          <text:list>
            <text:list-item>
              <text:p text:style-name="P6">No cabeçalho:</text:p>
              <text:list>
                <text:list-item>
                  <text:p text:style-name="P6">Matrícula do Aluno;</text:p>
                </text:list-item>
                <text:list-item>
                  <text:p text:style-name="P8">Nome do Aluno;</text:p>
                </text:list-item>
                <text:list-item>
                  <text:p text:style-name="P8">Data da Matrícula;</text:p>
                </text:list-item>
                <text:list-item>
                  <text:p text:style-name="P6">Curso (sigla e nome);</text:p>
                </text:list-item>
                <text:list-item>
                  <text:p text:style-name="P6">Situação Atual da Matrícula;</text:p>
                </text:list-item>
              </text:list>
            </text:list-item>
            <text:list-item>
              <text:p text:style-name="P6">Para cada histórico de situação da matrícula, sistema exibe:</text:p>
              <text:list>
                <text:list-item>
                  <text:p text:style-name="P6">Data do Histórico;</text:p>
                </text:list-item>
                <text:list-item>
                  <text:p text:style-name="P6">Situação Atual;</text:p>
                </text:list-item>
                <text:list-item>
                  <text:p text:style-name="P6">Texto de Observações;</text:p>
                </text:list-item>
              </text:list>
            </text:list-item>
            <text:list-item>
              <text:p text:style-name="P6">Campo de Observações <text:span text:style-name="T4">sobre a Conclusão</text:span> de Matrícula;</text:p>
            </text:list-item>
            <text:list-item>
              <text:p text:style-name="P6">Opção <text:span text:style-name="T4">Concluir</text:span> Matrícula;</text:p>
            </text:list-item>
          </text:list>
        </text:list-item>
        <text:list-item>
          <text:p text:style-name="P9"><text:span text:style-name="T4">Sistema exibe alertas para conferência sobre os requisitos, não automaticamente verificados, para a conclusão do curso. P.ex.: se horas de extensão e estágio foram cumpridas, não deve livro na biblioteca, etc.</text:span></text:p>
        </text:list-item>
        <text:list-item>
          <text:p text:style-name="P6">Usuário <text:span text:style-name="T4">entra as observações e </text:span>clica em <text:span text:style-name="T4">Concluir</text:span> Matrícula;</text:p>
        </text:list-item>
        <text:list-item>
          <text:p text:style-name="P6">Sistema coloca a matrícula do aluno como <text:span text:style-name="T4">CONCLUÍDO</text:span>, retornando ao passo 3 do caso de uso base;</text:p>
        </text:list-item>
        <text:list-item>
          <text:p text:style-name="P6">Caso de uso é encerrado</text:p>
        </text:list-item>
      </text:list>
      <text:h text:style-name="P12" text:outline-level="3">Fluxo Alternativo 1</text:h>
      <text:list xml:id="list1474389425" text:continue-list="list1894487973" text:style-name="WW8Num5">
        <text:list-item text:start-value="1">
          <text:p text:style-name="P6">Usuário pode encerrar caso de uso a qualquer momento;</text:p>
        </text:list-item>
      </text:list>
      <text:p text:style-name="P4"/>
      <text:h text:style-name="P12" text:outline-level="3">Fluxo Alternativo 2</text:h>
      <text:list xml:id="list2170486352" text:continue-list="list1474389425" text:style-name="WW8Num5">
        <text:list-item text:start-value="1">
          <text:p text:style-name="P6">Caso o usuário não tenha preenchido nada no campo observação, sistema exibe mensagem de erro e reinicia o fluxo principal;</text:p>
        </text:list-item>
      </text:list>
      <text:p text:style-name="P4"/>
      <text:h text:style-name="P12" text:outline-level="3"><text:soft-page-break/>Fluxo Alternativo 3</text:h>
      <text:list xml:id="list991734814" text:continue-list="list2170486352" text:style-name="WW8Num5">
        <text:list-item text:start-value="1">
          <text:p text:style-name="P6">Caso a matrícula do aluno <text:span text:style-name="T4">não esteja cursando,</text:span> o sistema deve exibir mensagem de erro <text:span text:style-name="T4">e volta ao passo 2;</text:span></text:p>
        </text:list-item>
      </text:list>
      <text:h text:style-name="P13" text:outline-level="3">Fluxo Alternativo <text:span text:style-name="T4">4</text:span></text:h>
      <text:list xml:id="list1306573836" text:continue-list="list991734814" text:style-name="WW8Num5">
        <text:list-item text:start-value="1">
          <text:p text:style-name="P9">Caso a matrícula <text:span text:style-name="T4">não tenha cumprido um ou mais requisitos dos componentes currriculares obrigatórios, </text:span>o sistema deve exibir mensagem de erro <text:span text:style-name="T4">e volta ao passo 2;</text:span></text:p>
        </text:list-item>
      </text:list>
      <text:h text:style-name="P14" text:outline-level="3">Fluxo Alternativo <text:span text:style-name="T5">5</text:span></text:h>
      <text:list xml:id="list920776532" text:continue-list="list1306573836" text:style-name="WW8Num5">
        <text:list-item text:start-value="1">
          <text:p text:style-name="P10">Caso a matrícula <text:span text:style-name="T5">esteja com um ou mais documentos pendentes</text:span><text:span text:style-name="T4">, </text:span>o sistema deve exibir mensagem de erro <text:span text:style-name="T4">e volta ao passo 2;</text:span></text:p>
        </text:list-item>
      </text:list>
      <text:p text:style-name="P11"/>
      <text:h text:style-name="P12" text:outline-level="3">Pós-condições</text:h>
      <text:list xml:id="list226510808" text:continue-list="list920776532" text:style-name="WW8Num5">
        <text:list-item text:start-value="1">
          <text:p text:style-name="P6">Sistema alterou a situação do aluno para <text:span text:style-name="T6">CONCLUÍDO</text:span>;</text:p>
        </text:list-item>
        <text:list-item>
          <text:p text:style-name="P6">Sistema registrou no log de auditoria para o usuário logado a seguinte mensagem: “Alterada a situação de matrícula do aluno <text:span text:style-name="T1">FULANO DE TAL</text:span>, matrícula <text:span text:style-name="T1">123456</text:span>, do curso <text:span text:style-name="T1">TASI (Análise de Sistemas Informatizados)</text:span><text:span text:style-name="T3">, de </text:span><text:span text:style-name="T1">CURSANDO</text:span><text:span text:style-name="T3"> para </text:span><text:span text:style-name="T2">CONCLUÍDO</text:span><text:span text:style-name="T3">, com a observação </text:span><text:span text:style-name="T1">Autorizado pel</text:span><text:span text:style-name="T2">a Secretária Acadêmica</text:span><text:span text:style-name="T3">”;</text:span></text:p>
        </text:list-item>
      </text:list>
      <text:h text:style-name="P12" text:outline-level="3">Regras de Negócio</text:h>
      <text:p text:style-name="P4">RN12, RN13</text:p>
      <text:p text:style-name="P5"/>
      <text:p text:style-name="P5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belo </dc:creator>
    <dc:date>2011-04-10T11:06:28</dc:date>
    <meta:editing-cycles>24</meta:editing-cycles>
    <meta:editing-duration>PT12H33M59S</meta:editing-duration>
    <meta:generator>OpenOffice.org/3.2$Linux OpenOffice.org_project/320m19$Build-9505</meta:generator>
    <meta:document-statistic meta:table-count="1" meta:image-count="0" meta:object-count="0" meta:page-count="2" meta:paragraph-count="48" meta:word-count="358" meta:character-count="2172"/>
    <meta:user-defined meta:name="_DocHome" meta:value-type="float">1971586133</meta:user-defined>
  </office:meta>
</office:document-meta>
</file>